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7620b7" officeooo:paragraph-rsid="001639f2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73169b" officeooo:paragraph-rsid="001639f2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73ec4a" officeooo:paragraph-rsid="001639f2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759f38" officeooo:paragraph-rsid="001639f2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75e34b" officeooo:paragraph-rsid="001639f2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Liberation Serif" fo:font-style="italic" fo:font-weight="normal" officeooo:rsid="0075e34b" officeooo:paragraph-rsid="001639f2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style:font-name="Liberation Serif" fo:font-style="italic" fo:font-weight="normal" officeooo:rsid="007620b7" officeooo:paragraph-rsid="001639f2" style:font-style-asian="italic" style:font-weight-asian="normal" style:font-style-complex="italic" style:font-weight-complex="normal"/>
    </style:style>
    <style:style style:name="P8" style:family="paragraph" style:parent-style-name="Heading_20_2">
      <style:paragraph-properties fo:text-align="center" style:justify-single-word="false"/>
      <style:text-properties fo:font-style="normal" fo:font-weight="normal" officeooo:rsid="0073169b" officeooo:paragraph-rsid="001639f2" style:font-style-asian="normal" style:font-weight-asian="normal" style:font-style-complex="normal" style:font-weight-complex="normal"/>
    </style:style>
    <style:style style:name="T1" style:family="text">
      <style:text-properties officeooo:rsid="0073ec4a"/>
    </style:style>
    <style:style style:name="T2" style:family="text">
      <style:text-properties officeooo:rsid="0235b18b"/>
    </style:style>
    <style:style style:name="T3" style:family="text">
      <style:text-properties officeooo:rsid="016f2a67"/>
    </style:style>
    <style:style style:name="T4" style:family="text">
      <style:text-properties officeooo:rsid="0381b7c5"/>
    </style:style>
    <style:style style:name="T5" style:family="text">
      <style:text-properties officeooo:rsid="0090bd45"/>
    </style:style>
    <style:style style:name="T6" style:family="text">
      <style:text-properties officeooo:rsid="023665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/>
      <text:p text:style-name="P2"/>
      <text:p text:style-name="P2">Мама Игоря сказала, что его дома нет и что он работает в здании горкома партии на первом этаже.</text:p>
      <text:p text:style-name="P2">Здание горкома партии это на Миру, позади серого памятника Ленина, там где когда-то стояла вышка городской телестудии до того, как её демонтировали.</text:p>
      <text:p text:style-name="P2">На входе в горком я назвал милиционеру номер комнаты и кто мне там нужен, он меня пропустил.</text:p>
      <text:p text:style-name="P2">Комната оказалась пустой, но стоило мне лишь подойти к окну, Игорёк враз нарисовался. Видно не хотел, чтобы я видел то, что увидел.</text:p>
      <text:p text:style-name="P2">Он ничуть не изменился. Всё те же стёкла чайного цвета в золотистой оправе и та же улыбочка на остром лице. Только уже снисходительная.</text:p>
      <text:p text:style-name="P2"><text:s/>Понятное дело! Человек стал на рельсы широкой дороги в светлое будущее.</text:p>
      <text:p text:style-name="P2">«Крестному отцу» он почти не удивился и обещал передать Саше Нестеруку.</text:p>
      <text:p text:style-name="P2">Наверное, при<text:span text:style-name="T1">я</text:span>тно чувствовать себя выше того, кому при поступлении в НГПИ «выкал», потому что тот после армии, а тебе всего месяц как аттестат зрелости выдали. <text:span text:style-name="T1">Зато теперь он пашет на стройке, а у тебя кабинет в горкоме партии, хотя пока что с кем-то на двоих.</text:span></text:p>
      <text:p text:style-name="P2"/>
      <text:p text:style-name="P3"><text:span text:style-name="T2">И </text:span>больше <text:span text:style-name="T2">н</text:span>икогда мы не встречались с Игорьком, но я успел посмотреть из окна его стартовой комнаты и увидеть потресканый асфальт отмостки под стеной, выжженный газончик и фасадную штукатурку «шуба» <text:span text:style-name="T3">на </text:span>глухой стен<text:span text:style-name="T3">е</text:span> напротив под укрывистой серой побелкой; а больше — ничего.</text:p>
      <text:p text:style-name="P3">До каких бы высот он не поднялся в своей будущей карьере, ему никогда не увидеть ту группу берёз среди строительных угодий <text:span text:style-name="T4">На </text:span>Семи Ветр<text:span text:style-name="T4">ах</text:span>, что так смахивают на высокие деревья в летнем мареве африканских саванн.</text:p>
      <text:p text:style-name="P3">Даже если и показать — не увидит.</text:p>
      <text:p text:style-name="P4"/>
      <text:p text:style-name="P4">И всё-таки меня неотступно <text:span text:style-name="T2">томила</text:span> надежда <text:span text:style-name="T1">—</text:span> голос Иры при разговоре со мной по телефону звучал <text:span text:style-name="T2">так</text:span> радостно. <text:span text:style-name="T2">Что если</text:span>?..</text:p>
      <text:p text:style-name="P4">И она не виновата, что тёща решила выставить меня перед тобой озверелым двереломом. <text:span text:style-name="T2">Та</text:span> <text:span text:style-name="T5">наверняка </text:span>даже <text:span text:style-name="T2">и </text:span>не посоветова<text:span text:style-name="T2">ла</text:span>сь с Ирой, у которой голос был как у моей Иры...</text:p>
      <text:p text:style-name="P4">Чтобы удостоверить эти упованья, я поехал на Мир, на переговорный пункт междугородней телефонной связи рядом с Главпочтамтом.</text:p>
      <text:p text:style-name="P4">Стеклянная дверь и витринные стены отделили от шума трамваев и площадной суеты перед Универмагом. </text:p>
      <text:p text:style-name="P4">Женщина за длинным прилавком со стеклянным барьерчиком записала в квитанцию город и номер телефона, по которому звоню. </text:p>
      <text:p text:style-name="P4">Я заплатил.</text:p>
      <text:p text:style-name="P4">Она сняла свой телефон и кому-то сказала, чтобы дали Нежин, 4-59-83.</text:p>
      <text:p text:style-name="P4">Я сунул квитанцию в задний карман джинсов и стал ещё одним из немногочисленных ожидающих.</text:p>
      <text:p text:style-name="P4">Когда где-то в другом городе кто-то подымал трубку телефона с заказанным номером, ему говорили, что Конотоп на связи, а в зале переговорного пункта чёрный динамик кричал женским голосом в какую кабинку зайти для разговора с тем городом.</text:p>
      <text:p text:style-name="P4">В указанной кабинке за стеклом в верхней половине двери вспыхивала электрическая лампочка, заливая жёлтым светом тесные стены из прессованн<text:span text:style-name="T2">ых </text:span><text:s/><text:span text:style-name="T2">листов</text:span> ДСП. </text:p>
      <text:p text:style-name="P4">Ожидавший заходил в <text:span text:style-name="T2">назначенный</text:span> отсек с телефоном на маленькой полочке в углу <text:span text:style-name="T6">рядом с</text:span> <text:s/><text:span text:style-name="T6">обтянутым малиновым плюшем</text:span> сиденьем <text:s/>высо<text:span text:style-name="T6">кого табурета</text:span>. </text:p>
      <text:p text:style-name="P4">Не знаю мягкое оно, или жёсткое — я никогда не садился.</text:p>
      <text:p text:style-name="P4">- Алма-Ата! Номер не отвечает! Что будете делать?</text:p>
      <text:p text:style-name="P4">- Повторите!</text:p>
      <text:p text:style-name="P5"><text:soft-page-break/>В динамике слышались отголоски долгих гудков телефона в далёкой Алма-Ате.</text:p>
      <text:p text:style-name="P5">- Петр<text:span text:style-name="T3">о</text:span>заводск! Двенадцатая кабина!</text:p>
      <text:p text:style-name="P5">Кто чт<text:span text:style-name="T3">ó</text:span> говорит в узкой кабинке <text:span text:style-name="T6">из</text:span> зал<text:span text:style-name="T6">а</text:span> не разобрать, если только не нач<text:span text:style-name="T3">инает</text:span> орать из-за плохой связи.</text:p>
      <text:p text:style-name="P5">- Алма-Ата! Номер <text:s/>не отвечает!</text:p>
      <text:p text:style-name="P5">- Снимайте!</text:p>
      <text:p text:style-name="P5">Недождавшийся возвращает квитанцию, а ему его деньги.</text:p>
      <text:p text:style-name="P5">- Нежин на линии!</text:p>
      <text:p text:style-name="P5">Я захожу в кабинку и отворачиваюсь спиной к залу за стеклом в верхней половине её двери.</text:p>
      <text:p text:style-name="P5">Очень трудно говорить, когда так трепыхается сердце.</text:p>
      <text:p text:style-name="P5">- Позовите Иру, пожалуйста.</text:p>
      <text:p text:style-name="P5">- Кто говорит?</text:p>
      <text:p text:style-name="P5">- Сергей Огольцов.</text:p>
      <text:p text:style-name="P5">- Сейчас...</text:p>
      <text:p text:style-name="P5">- Да.</text:p>
      <text:p text:style-name="P5">И трепыханье враз унялось, стиснутое повеявшим из её голоса дыханьем вечной мерзлоты.</text:p>
      <text:p text:style-name="P5">Я здороваюсь, что-то говорю, но слышу, что мне не пробиться сквозь намертво схватившийся лёд.</text:p>
      <text:p text:style-name="P5">- Слушай, я ничего не прошу, но девочке нужен отец.</text:p>
      <text:p text:style-name="P5">- Можешь не беспокоиться, у неё уже есть отец.</text:p>
      <text:p text:style-name="P5">- Да?.. Это... хорошо...</text:p>
      <text:p text:style-name="P5">Разговор окончен. </text:p>
      <text:p text:style-name="P5">Я ухожу с переговорного, но в стеклянной клетке входного тамбура оглядываюсь на кабинку, где уже погас свет и говорю сам себе:</text:p>
      <text:p text:style-name="P5">- Смотри, номер семь. Седьмой номер — это где тебя распинают...</text:p>
      <text:p text:style-name="P5"/>
      <text:p text:style-name="P5">Где Великобритания, а где Конотоп; но — поди ж ты! — из-за неё, а точнее из-за её коммунистов, а совсем в точку из-за их газеты «Morning Star», я тем летом не попал на свадьбу своей сестры Наташи.</text:p>
      <text:p text:style-name="P5">Ведь, если внимательно вдуматься, именно «Morning Star» виновата в моём повторном попадании в дурдом.</text:p>
      <text:p text:style-name="P5"/>
      <text:p text:style-name="P6"><text:span text:style-name="T3">(...при</text:span> ежедневно<text:span text:style-name="T4">м</text:span> ч<text:span text:style-name="T4">тении</text:span> новост<text:span text:style-name="T4">ей,</text:span> бывши<text:span text:style-name="T4">х</text:span> две недели назад <text:s/>новостями в туманном Альбионе, <text:s/>начинаешь сопереживать лейбористскому движению, <text:span text:style-name="T6">а</text:span> имена Майкла Фута и Тони Бенна уже не <text:span text:style-name="T3">настолько</text:span> пустой звук, как фамилии Суслов, или Подгорный, или кто там ещё в этом Политбюро ЦК КПСС.</text:p>
      <text:p text:style-name="P7">Глава британского правительства, Маргарет Тэтчер, перестаёт быть «дорогая госпожа Маргарет Тэтчер!», а становится той железной сучкой, что за пару занюханных свитеров заморила голодной смертью двадцать девять ирландских парней.</text:p>
      <text:p text:style-name="P7">То есть, происходит сдвиг <text:s/>в сторону неадекватного восприятия окружающих реалий. </text:p>
      <text:p text:style-name="P7">Начинаешь вести себя как шахтёр из графства Кент, или работник коммунального хозяйства города Манчестер.</text:p>
      <text:p text:style-name="P7">Конечно, я мог бы сослаться на недостаточную информированность — ведь я жил в эпоху застоя, о том не догадываясь. Однако, это слабое оправдание, потому что в одинаково недогадливых условиях жил и тот работник КГБ, которому поступил звонок из СМП-615...<text:span text:style-name="T3">)</text:span></text:p>
      <text:p text:style-name="P7"/>
      <text:p text:style-name="P1">В разгар лета, когда на полях страны идёт страда развернувшейся битвы за урожай, когда шахтёры Кузбасса обещают в текущем году выдать на-горá миллионную тонну чёрного золота, когда он, этот работник КГБ, до сих пор всё ещё не решил — ехать ли в субботу на дачу в Жолдаки, или всё же махнуть на Десну, откуда вторую неделю мужики возвращаются с хорошим уловом...</text:p>
      <text:p text:style-name="P1">Звонок.</text:p>
      <text:p text:style-name="P1"><text:soft-page-break/>ЧП.</text:p>
      <text:p text:style-name="P1">В СМП-615 забастовка и сидячая демонстрация. </text:p>
      <text:p text:style-name="P1">Сколько человек?</text:p>
      <text:p text:style-name="P1">Один.</text:p>
      <text:p text:style-name="P1">Где конкретно?</text:p>
      <text:p text:style-name="P1">На крыльце административно-бытового корпуса.</text:p>
      <text:p text:style-name="P1">- Ничего не предпринимайте до приезда сотрудник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2:23:48.181245344</meta:creation-date>
    <dc:date>2017-03-03T12:23:52.751921926</dc:date>
    <dc:creator>sehrguey </dc:creator>
    <meta:editing-duration>PT4S</meta:editing-duration>
    <meta:editing-cycles>1</meta:editing-cycles>
    <meta:document-statistic meta:table-count="0" meta:image-count="0" meta:object-count="0" meta:page-count="3" meta:paragraph-count="63" meta:word-count="906" meta:character-count="5798" meta:non-whitespace-character-count="4931"/>
    <meta:generator>LibreOffice/4.3.3.2$Linux_x86 LibreOffice_project/430m0$Build-2</meta:generator>
  </office:meta>
</office:document-meta>
</file>